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language="en" fo:country="GB" officeooo:rsid="0fed6741"/>
    </style:style>
    <style:style style:name="T284" style:family="text">
      <style:text-properties style:font-name="Liberation Mono" fo:font-size="11pt" style:font-size-asian="11pt" style:font-size-complex="11pt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officeooo:rsid="102b859b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1035cc54" style:font-weight-asian="bold" style:font-weight-complex="bold"/>
    </style:style>
    <style:style style:name="T290" style:family="text">
      <style:text-properties fo:font-weight="bold" officeooo:rsid="103b85c2" style:font-weight-asian="bold" style:font-weight-complex="bold"/>
    </style:style>
    <style:style style:name="T291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0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19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79">na</text:span></text:span><text:span text:style-name="Definition"><text:span text:style-name="T281">me</text:span></text:span><text:span text:style-name="T216"><text:tab/><text:tab/><text:tab/> </text:span><text:span text:style-name="T216"><draw:control text:anchor-type="as-char" svg:y="-0.4cm" draw:z-index="20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79">COMPUTERNA</text:span></text:span><text:span text:style-name="Definition"><text:span text:style-name="T281">me</text:span></text:span><text:span text:style-name="T236"><text:tab/> </text:span><text:span text:style-name="T279"><draw:control text:anchor-type="as-char" svg:y="-0.4cm" draw:z-index="21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79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2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3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2828624649" text:style-name="L1">
        <text:list-item>
          <text:p text:style-name="P103"><text:bookmark-start text:name="__RefNumPara__4083_1271708128"/>Prepar<text:span text:style-name="T287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0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3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6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4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23917975997994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6">Esc</text:span><text:span text:style-name="T279">, </text:span><text:span text:style-name="T286">Delete</text:span><text:span text:style-name="T279">, </text:span><text:span text:style-name="T286">F1</text:span><text:span text:style-name="T279">, </text:span><text:span text:style-name="T286">F2</text:span><text:span text:style-name="T279">, </text:span><text:span text:style-name="T286">F9</text:span><text:span text:style-name="T279">, </text:span><text:span text:style-name="T286">F10</text:span><text:span text:style-name="T279">, </text:span><text:span text:style-name="T286">F11</text:span><text:span text:style-name="T279">, </text:span><text:span text:style-name="T283">or </text:span><text:span text:style-name="T286">F12</text:span><text:span text:style-name="T279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5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8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4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18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8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1">At</text:span> <text:span text:style-name="T288">Regio</text:span><text:span text:style-name="T290">n</text:span> <text:span text:style-name="T291">choose</text:span> <text:span text:style-name="T288">Europ</text:span><text:span text:style-name="T289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3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23917605014816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4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6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4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5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7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5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23916969991569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9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7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0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2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,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68">, </text:span></text:span><text:span text:style-name="Strong_20_Emphasis"><text:span text:style-name="T52"><text:user-field-get text:name="Releaseyear">2023</text:user-field-get></text:span></text:span><text:span text:style-name="Emphasis"><text:span text:style-name="T27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19T12:39:15.587321240">19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15.427539379</dc:date>
    <meta:keyword>Installatie</meta:keyword>
    <meta:keyword>Checklist</meta:keyword>
    <meta:keyword>Linux</meta:keyword>
    <meta:editing-cycles>6935</meta:editing-cycles>
    <meta:editing-duration>P12DT6H21M5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5" meta:word-count="681" meta:character-count="4204" meta:non-whitespace-character-count="3567"/>
    <meta:user-defined meta:name="Info 1"/>
    <meta:user-defined meta:name="Info 2"/>
    <meta:user-defined meta:name="Info 3"/>
    <meta:user-defined meta:name="Info 4"/>
  </office:meta>
</office:document-meta>
</file>